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3cm" fo:min-width="0.771cm"/>
    </style:style>
    <style:style style:name="gr2" style:family="graphic" style:parent-style-name="standard">
      <style:graphic-properties draw:textarea-horizontal-align="justify" draw:textarea-vertical-align="middle" draw:auto-grow-height="false" fo:min-height="1.193cm" fo:min-width="0.771cm"/>
    </style:style>
    <style:style style:name="gr3" style:family="graphic" style:parent-style-name="standard">
      <style:graphic-properties draw:textarea-horizontal-align="justify" draw:textarea-vertical-align="middle" draw:auto-grow-height="false" fo:min-height="1.252cm" fo:min-width="0.771cm"/>
    </style:style>
    <style:style style:name="gr4" style:family="graphic" style:parent-style-name="objectwithoutfill">
      <style:graphic-properties draw:stroke="dash" draw:stroke-dash="Fine_20_Dott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797cm" svg:height="2.039cm" svg:x="4.683cm" svg:y="13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797cm" svg:height="2.039cm" svg:x="7.839cm" svg:y="9.883cm">
          <text:p text:style-name="P2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97cm" svg:height="2.124cm" svg:x="2.505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97cm" svg:height="2.039cm" svg:x="12.303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97cm" svg:height="2.039cm" svg:x="16.367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97cm" svg:height="2.039cm" svg:x="2.905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97cm" svg:height="2.039cm" svg:x="11.668cm" svg:y="13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97cm" svg:height="2.039cm" svg:x="14.97cm" svg:y="1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97cm" svg:height="2.039cm" svg:x="5.19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373cm" svg:y1="11.624cm" svg:x2="11.931cm" svg:y2="14.118cm" draw:start-shape="id1" draw:start-glue-point="9" draw:end-shape="id2" draw:end-glue-point="5" svg:d="M9373 11624l2558 2494" svg:viewBox="0 0 2559 2495">
          <text:p/>
        </draw:connector>
        <draw:connector draw:style-name="gr5" draw:text-style-name="P1" draw:layer="layout" draw:type="line" svg:x1="8.102cm" svg:y1="11.624cm" svg:x2="6.217cm" svg:y2="14.118cm" draw:start-shape="id1" draw:start-glue-point="7" draw:end-shape="id3" draw:end-glue-point="11" svg:d="M8102 11624l-1885 2494" svg:viewBox="0 0 1886 2495">
          <text:p/>
        </draw:connector>
        <draw:connector draw:style-name="gr5" draw:text-style-name="P1" draw:layer="layout" draw:type="line" svg:x1="6.089cm" svg:y1="8.5cm" svg:x2="8.102cm" svg:y2="10.181cm" draw:start-shape="id4" draw:end-shape="id1" draw:end-glue-point="5" svg:d="M6089 8500l2013 1681" svg:viewBox="0 0 2014 1682">
          <text:p/>
        </draw:connector>
        <draw:connector draw:style-name="gr5" draw:text-style-name="P1" draw:layer="layout" draw:type="line" svg:x1="9.373cm" svg:y1="10.181cm" svg:x2="12.566cm" svg:y2="7.44cm" draw:start-shape="id1" draw:start-glue-point="11" draw:end-shape="id5" draw:end-glue-point="7" svg:d="M9373 10181l3193-2741" svg:viewBox="0 0 3194 2742">
          <text:p/>
        </draw:connector>
        <draw:connector draw:style-name="gr6" draw:text-style-name="P1" draw:layer="layout" draw:type="line" svg:x1="4.039cm" svg:y1="4.245cm" svg:x2="5.454cm" svg:y2="6.759cm" draw:start-shape="id6" draw:start-glue-point="9" draw:end-shape="id4" draw:end-glue-point="5" svg:d="M4039 4245l1415 2514" svg:viewBox="0 0 1416 2515">
          <text:p/>
        </draw:connector>
        <draw:connector draw:style-name="gr6" draw:text-style-name="P1" draw:layer="layout" draw:type="line" svg:x1="13.837cm" svg:y1="5.997cm" svg:x2="16.63cm" svg:y2="4.773cm" draw:start-shape="id5" draw:start-glue-point="11" draw:end-shape="id7" draw:end-glue-point="7" svg:d="M13837 5997l2793-1224" svg:viewBox="0 0 2794 1225">
          <text:p/>
        </draw:connector>
        <draw:connector draw:style-name="gr6" draw:text-style-name="P1" draw:layer="layout" draw:type="line" svg:x1="13.202cm" svg:y1="15.561cm" svg:x2="15.233cm" svg:y2="17.801cm" draw:start-shape="id2" draw:start-glue-point="9" draw:end-shape="id8" draw:end-glue-point="5" svg:d="M13202 15561l2031 2240" svg:viewBox="0 0 2032 2241">
          <text:p/>
        </draw:connector>
        <draw:connector draw:style-name="gr6" draw:text-style-name="P1" draw:layer="layout" draw:type="line" svg:x1="5.582cm" svg:y1="15.859cm" svg:x2="4.439cm" svg:y2="18.443cm" draw:start-shape="id3" draw:start-glue-point="8" draw:end-shape="id9" draw:end-glue-point="11" svg:d="M5582 15859l-1143 2584" svg:viewBox="0 0 1144 2585">
          <text:p/>
        </draw:connector>
        <draw:frame draw:style-name="gr7" draw:text-style-name="P1" draw:layer="layout" svg:width="6.079cm" svg:height="1.778cm" svg:x="7.875cm" svg:y="20.55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12:39:16.895420369</meta:creation-date>
    <dc:date>2015-01-07T12:46:36.439030604</dc:date>
    <meta:editing-duration>PT7M21S</meta:editing-duration>
    <meta:editing-cycles>1</meta:editing-cycles>
    <meta:document-statistic meta:object-count="18"/>
    <meta:generator>LibreOffice/4.3.4.1$Linux_X86_64 LibreOffice_project/430m0$Build-1</meta:generator>
  </office:meta>
</office:document-meta>
</file>

<file path=Object 1/content.xml><?xml version="1.0" encoding="utf-8"?>
<math xmlns="http://www.w3.org/1998/Math/MathML" display="block">
  <semantics>
    <mrow>
      <mi mathvariant="italic">eh</mi>
      <mrow>
        <mrow>
          <mo fence="true" stretchy="false">(</mo>
          <mrow>
            <mrow>
              <mi>T</mi>
              <mo stretchy="false">−</mo>
              <mi>u</mi>
            </mrow>
          </mrow>
          <mo fence="true" stretchy="false">)</mo>
        </mrow>
        <mo stretchy="false">=</mo>
        <mn>0</mn>
      </mrow>
    </mrow>
    <annotation encoding="StarMath 5.0">eh( T-u )=0</annotation>
  </semantics>
</math>
</file>